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32cm" table:align="margins"/>
    </style:style>
    <style:style style:name="Tableau1.A" style:family="table-column">
      <style:table-column-properties style:column-width="1.349cm" style:rel-column-width="5102*"/>
    </style:style>
    <style:style style:name="Tableau1.B" style:family="table-column">
      <style:table-column-properties style:column-width="15.983cm" style:rel-column-width="60433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32cm" table:align="margins"/>
    </style:style>
    <style:style style:name="Tableau2.A" style:family="table-column">
      <style:table-column-properties style:column-width="1.349cm" style:rel-column-width="5102*"/>
    </style:style>
    <style:style style:name="Tableau2.B" style:family="table-column">
      <style:table-column-properties style:column-width="15.983cm" style:rel-column-width="60433*"/>
    </style:style>
    <style:style style:name="Tableau2.1" style:family="table-row">
      <style:table-row-properties style:min-row-height="0.499cm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paragraph-properties fo:text-align="justify" style:justify-single-word="false"/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style="normal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6pt" fo:font-style="normal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style:font-name-asian="Arial1" style:font-size-asian="8pt" style:font-name-complex="Arial1" style:font-size-complex="8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9.745cm"/>
        </style:tab-stops>
      </style:paragraph-properties>
      <style:text-properties style:font-name="Arial" fo:font-size="10pt" fo:font-style="normal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1">%#include decisionNonValide#%</text:p>
      <text:p text:style-name="P1"/>
      <text:p text:style-name="P1"/>
      <text:p text:style-name="P4">%=TitreDocument=%</text:p>
      <text:p text:style-name="P1"/>
      <text:p text:style-name="P1"/>
      <text:p text:style-name="P13">%=DecisionNumero=% %=Nip=%</text:p>
      <text:p text:style-name="P6">%=AyantDroit=%</text:p>
      <text:p text:style-name="P1"/>
      <text:p text:style-name="P6">%=TitreTiers=%</text:p>
      <text:p text:style-name="P5"/>
      <text:p text:style-name="P6">%=Paragraphe1=%</text:p>
      <text:p text:style-name="P5"/>
      <text:p text:style-name="P6">%=Paragraphe2=%</text:p>
      <text:p text:style-name="P5"/>
      <text:p text:style-name="P6">%=Paragraphe3=%</text:p>
      <text:p text:style-name="P5"/>
      <text:p text:style-name="P6">%=Paragraphe4=%</text:p>
      <text:p text:style-name="P10"/>
      <text:p text:style-name="P9">%#include signatureStandard#%</text:p>
      <text:p text:style-name="P12">%=pushToEnd()=%</text:p>
      <text:p text:style-name="P8">%=Reclamation=%</text:p>
      <text:p text:style-name="P3">%=Texte_Reclamation=%</text:p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%=Copie=%</text:p>
          </table:table-cell>
          <table:table-cell table:style-name="Tableau1.A1" office:value-type="string">
            <text:p text:style-name="P11">%=TexteCopie=%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1">%=Annexe=%</text:p>
          </table:table-cell>
          <table:table-cell table:style-name="Tableau2.A1" office:value-type="string">
            <text:p text:style-name="P11">%=TexteAnnexe=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6pt" style:font-name-asian="StarSymbol" style:font-size-asian="6pt" style:font-name-complex="StarSymbol" style:font-size-complex="6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2cm" fo:margin-bottom="0.42cm" fo:margin-left="1.676cm" fo:margin-right="1.9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19T15:55:38</dc:date>
    <meta:editing-cycles>53</meta:editing-cycles>
    <meta:editing-duration>PT1H51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23" meta:character-count="309"/>
  </office:meta>
</office:document-meta>
</file>